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3"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4"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 brief history of AI, in particular AI that attempts to replicate human behavior.  Describe why such AI is important to games.</text:p>
      <text:p text:style-name="P3"/>
      <text:p text:style-name="P3"/>
      <text:p text:style-name="P3">-Review and analyze previous attempts at realistic game AI, such as the Radiant AI.</text:p>
      <text:p text:style-name="P3"/>
      <text:p text:style-name="P3"/>
      <text:p text:style-name="P3">-Discussion of my approach to solving the problem.  Justify the use of Maslow's Hierarchy, explain what it is, and how I will be applying it</text:p>
      <text:p text:style-name="P3"/>
      <text:p text:style-name="P3"><text:tab/>To create a more believable human AI in games, there must be a fundamental shift in the perception of the AI and its place in the game world. <text:s/>If an agent is to be as human-like as possible, their behavior should be able to exist independent of the game itself. <text:s/>By separating game mechanics from the high level decisions of game entities, the design not only retains more lifelike decisions but also becomes a more flexible design that can be reused in other games. <text:s/>Thus, the goal of this approach is to first make an AI system that replicates human behavior at a high level, then as the high level decisions are made, lower level game specific tasks can be implemented on a game-by-game basis. <text:s/>The purpose of this paper is to implement and evaluate this approach based on its feasibility, performance, and effectiveness.</text:p>
      <text:p text:style-name="P3"/>
      <text:p text:style-name="P2"><text:tab/>Human behavior is an incredibly complex thing. <text:s/>A proper understanding of human thought processes and the logic behind a person's behavior can take years of study, and even then research is still ongoing. <text:s/>Creating a perfect model of human behavior is more likely to come from a fully synthetic brain than a clever AI programmer. <text:s/>Luckily, a perfect representation is not needed to be a <text:s/>believable representation. <text:s/>Graphics programmers use this approach as a core of their work, creating realistic models, textures, and lighting within feasible computational limits. <text:s/>The Phong lighting model, for instance <text:span text:style-name="T1">(CITE ABOUT PHONG)</text:span>. <text:s/>Similar to graphics shortcuts like Phong, applying a well-researched model of human behavior to a game AI provides a base to work off to create believable AI.</text:p>
      <text:p text:style-name="P2"/>
      <text:p text:style-name="P2"><text:tab/><text:span text:style-name="T1">ABOUT MASLOW</text:span></text:p>
      <text:p text:style-name="P2"><text:tab/>The psychological model chosen for this project is Maslow's Heirarchy of Needs. <text:s/>(Origin of maslow). <text:s/>The Hierarchy itself consists of five levels of human needs arranged in a pyramid. <text:s/>At the bottom of pyramid are Physiological needs, the most basic requirements of life such as food, water, and sleep. <text:s/>The next layer is Safety, ensuring that one possesses enough resources in the near future to continue living. <text:s/>The following three levels are, respectively, Love/belonging, Esteem, and Self-actualization. <text:s/></text:p>
      <text:p text:style-name="P2"><text:tab/>Maslow's Hierarchy is an excellent model for simulating human behavior in games. <text:s/>The model is simple enough for anyone to understand but its simplicity also makes it flexible. It already provides the conditions of high level decision making, and defines those conditions in a general enough manner to be applied to a wide variety of game types. <text:s/>The bottom two layers tie in extremely well with the common gameplay themes of survival against a harsh environment or enemy. <text:s/>Not all layers need to be <text:soft-page-break/>implemented either, allowing games to select the particular levels their game addresses and dropping the rest without changing the basic decision model.</text:p>
      <text:p text:style-name="P3"/>
      <text:p text:style-name="P3"><text:tab/></text:p>
      <text:p text:style-name="P3"/>
      <text:p text:style-name="P3">-Further information of the reasoning for the design choices I made for the program.  Say what I did, how, and why.</text:p>
      <text:p text:style-name="P3"><text:tab/>The experiment was developed using C# and the XNA 4.0 library. <text:s/>Ease of use and flexibility were the two main considerations when selecting language and library. <text:s/>The game consists of three primary classes: a main class to execute the game and update all the game objects at each frame, a Utility class that stores the condition variables used for evaluating decisions, and an umbrella class called Entity that handles information related to all in game objects. <text:s/>Entity is further broken down into Agent, Player, and WObject subclasses.</text:p>
      <text:p text:style-name="P3"><text:tab/>Agents are the game's AI entity and contain the implementation of the Maslow AI being evaluated. <text:s/>Each Agent possesses an instance of Utility that is used for tracking their current state, and its values are used in the logic function to make decisions. <text:s/>The Agent class also includes two arrays of WObjects. <text:s/>The first array holds all of the agent's available knowledge about the world. <text:s/>Whenever a new object is sensed, it is added to the knowledge array. <text:s/>The second array consists of all WObjects that an agent is considered the owner of. <text:s/>Owned property takes precedence over unowned property due to its non-existent risk. While this array is somewhat redundant and could easily be integrated to the knowledge array, separating out the owned property from the total knowledge base improves readability and understanding of the code, as well as giving a small performance boost due to the smaller subset of items to be iterated through first.</text:p>
      <text:p text:style-name="P3"><text:tab/>The Utility class contains all the important information related to making decisions for the Agents. <text:s/>Utility contains two sets of condition values: an available amount of utility for each condition value (for evaluating the current state of an Agent/WObject) and a return amount for how much utility can be transferred in one game iteration (for evaluating a choice once a goal state has been specified). <text:s/></text:p>
      <text:p text:style-name="P3"/>
      <text:p text:style-name="P3"/>
      <text:p text:style-name="P3">-Perform tests with the code and analyze results.  Does it perform as expected? Is it believable?  How is the performance compared to a more conventional approach? </text:p>
      <text:p text:style-name="P3"/>
      <text:p text:style-name="P3"/>
      <text:p text:style-name="P3">-Go over the failures and successes of the project.  What challenges did I face?   Is the extra development time and complexity worth the benefits to this approach?  Did the program confirm or refute my theory?</text:p>
      <text:p text:style-name="P3"/>
      <text:p text:style-name="P3"/>
      <text:p text:style-name="P3"/>
      <text:p text:style-name="P3">-Suggestions for future development of the project.  Is it worth continuing by someone else?  If so, what should be the focus?  If not, why didn't it work?  Can anything be changed to produce different or more substantial results?</text:p>
      <text:p text:style-name="P1"/>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menic Tessari</meta:initial-creator>
    <meta:creation-date>2011-11-14T11:01:11.48</meta:creation-date>
    <dc:date>2011-11-18T13:33:52.09</dc:date>
    <dc:creator>Domenic Tessari</dc:creator>
    <meta:editing-duration>P1DT9H35M21S</meta:editing-duration>
    <meta:editing-cycles>12</meta:editing-cycles>
    <meta:generator>OpenOffice.org/3.3$Win32 OpenOffice.org_project/330m20$Build-9567</meta:generator>
    <meta:document-statistic meta:table-count="0" meta:image-count="0" meta:object-count="0" meta:page-count="3" meta:paragraph-count="16" meta:word-count="943" meta:character-count="5755"/>
  </office:meta>
</office:document-meta>
</file>